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4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4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 table:number-columns-repeated="1023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1023"/>
        </table:table-row>
        <table:table-row table:style-name="ro3">
          <table:table-cell office:value-type="date" office:date-value="2010-12-03">
            <text:p>ven 3 dic 10</text:p>
          </table:table-cell>
          <table:table-cell table:number-columns-repeated="1023"/>
        </table:table-row>
        <table:table-row table:style-name="ro3">
          <table:table-cell office:value-type="date" office:date-value="2010-12-04">
            <text:p>sab 4 dic 10</text:p>
          </table:table-cell>
          <table:table-cell table:number-columns-repeated="1023"/>
        </table:table-row>
        <table:table-row table:style-name="ro3">
          <table:table-cell office:value-type="date" office:date-value="2010-12-05">
            <text:p>dom 5 dic 10</text:p>
          </table:table-cell>
          <table:table-cell table:number-columns-repeated="1023"/>
        </table:table-row>
        <table:table-row table:style-name="ro3">
          <table:table-cell office:value-type="date" office:date-value="2010-12-06">
            <text:p>lun 6 dic 10</text:p>
          </table:table-cell>
          <table:table-cell table:number-columns-repeated="1023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01/12/2010</text:date>, <text:time>09.23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2-01T09:23:55</dc:date>
    <dc:creator>andrea </dc:creator>
    <meta:editing-duration>PT13H13M04S</meta:editing-duration>
    <meta:editing-cycles>23</meta:editing-cycles>
    <meta:generator>OpenOffice.org/3.2$Linux OpenOffice.org_project/320m12$Build-9483</meta:generator>
    <meta:document-statistic meta:table-count="3" meta:cell-count="283" meta:object-count="0"/>
  </office:meta>
</office:document-meta>
</file>